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cm" fo:min-width="7.35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cm" fo:min-width="4.85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482cm" fo:min-width="3.982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005cm" fo:min-width="5.522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8cm" fo:min-width="1.888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8cm" fo:min-width="0.638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0.658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027cm" fo:min-width="4.794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87cm" fo:min-width="5.804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7cm" fo:min-width="0.662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cm" fo:min-width="1.12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0.408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5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4cm" fo:min-width="0cm" fo:padding-top="0.142cm" fo:padding-bottom="0.142cm" fo:padding-left="0.267cm" fo:padding-right="0.267cm" loext:decorative="fals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81cm" fo:min-width="5.898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6.205cm" fo:min-width="5.522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1.408cm" fo:padding-top="0.142cm" fo:padding-bottom="0.142cm" fo:padding-left="0.267cm" fo:padding-right="0.267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7cm" fo:min-width="0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0.658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0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8.022cm" fo:min-width="5.522cm" fo:padding-top="0.142cm" fo:padding-bottom="0.142cm" fo:padding-left="0.267cm" fo:padding-right="0.267cm" loext:decorative="false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772cm" fo:min-width="5.522cm" fo:padding-top="0.142cm" fo:padding-bottom="0.142cm" fo:padding-left="0.267cm" fo:padding-right="0.267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0pt" style:font-size-asian="12pt" style:font-size-complex="12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 style:font-size-asian="18pt" style:font-size-complex="18pt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9pt" style:font-size-asian="9pt" style:font-size-complex="9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/>
      <style:paragraph-properties fo:text-align="center"/>
      <style:text-properties fo:font-size="8pt"/>
    </style:style>
    <style:style style:name="P20" style:family="paragraph">
      <style:paragraph-properties fo:margin-left="0cm" fo:margin-right="0cm" fo:text-indent="0cm"/>
      <style:text-properties fo:font-size="6pt" style:font-size-asian="8pt" style:font-size-complex="8pt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font-size="6pt" style:font-size-asian="8pt" style:font-size-complex="8pt"/>
    </style:style>
    <style:style style:name="P22" style:family="paragraph">
      <style:text-properties fo:font-size="6pt" style:font-size-asian="8pt" style:font-size-complex="8pt"/>
    </style:style>
    <style:style style:name="P23" style:family="paragraph">
      <loext:graphic-properties draw:fill="none" draw:fill-color="#ffffff"/>
      <style:text-properties fo:font-size="6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size-asian="8pt" style:font-size-complex="8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5cm" svg:x="1cm" svg:y="2.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5cm" svg:height="0.962cm" svg:x="1cm" svg:y="1cm">
          <draw:text-box>
            <text:p>SIRPAS </text:p>
          </draw:text-box>
        </draw:frame>
        <draw:frame draw:style-name="gr3" draw:text-style-name="P3" draw:layer="layout" svg:width="6.5cm" svg:height="0.607cm" svg:x="1cm" svg:y="1.734cm">
          <draw:text-box>
            <text:p><text:span text:style-name="T1">Simple Role Play Adventure System</text:span></text:p>
          </draw:text-box>
        </draw:frame>
        <draw:frame draw:style-name="gr4" draw:text-style-name="P2" draw:layer="layout" svg:width="5.25cm" svg:height="1cm" svg:x="7.5cm" svg:y="1cm">
          <draw:text-box>
            <text:p>Character Sheet</text:p>
          </draw:text-box>
        </draw:frame>
        <draw:frame draw:style-name="gr5" draw:text-style-name="P3" draw:layer="layout" svg:width="3.5cm" svg:height="0.75cm" svg:x="1cm" svg:y="2.483cm">
          <draw:text-box>
            <text:p><text:span text:style-name="T1">Character</text:span></text:p>
          </draw:text-box>
        </draw:frame>
        <draw:custom-shape draw:style-name="gr6" draw:text-style-name="P1" draw:layer="layout" svg:width="5.5cm" svg:height="1.5cm" svg:x="9.25cm" svg:y="2.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5cm" svg:height="0.75cm" svg:x="9.25cm" svg:y="2.5cm">
          <draw:text-box>
            <text:p><text:span text:style-name="T1">Occupation</text:span></text:p>
          </draw:text-box>
        </draw:frame>
        <draw:custom-shape draw:style-name="gr7" draw:text-style-name="P1" draw:layer="layout" svg:width="4.75cm" svg:height="3cm" svg:x="15cm" svg:y="1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5cm" svg:height="0.569cm" svg:x="15.1cm" svg:y="0.909cm">
          <draw:text-box>
            <text:p text:style-name="P4"><text:span text:style-name="T2">ADV Tokens</text:span></text:p>
          </draw:text-box>
        </draw:frame>
        <draw:custom-shape draw:style-name="gr9" draw:text-style-name="P1" draw:layer="layout" svg:width="6.25cm" svg:height="7.483cm" svg:x="1cm" svg:y="4.267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5cm" svg:height="0.962cm" svg:x="1cm" svg:y="4.75cm">
          <draw:text-box>
            <text:p>Body </text:p>
          </draw:text-box>
        </draw:frame>
        <draw:frame draw:style-name="gr4" draw:text-style-name="P2" draw:layer="layout" svg:width="2.25cm" svg:height="1cm" svg:x="1cm" svg:y="8.25cm">
          <draw:text-box>
            <text:p>Mind </text:p>
          </draw:text-box>
        </draw:frame>
        <draw:frame draw:style-name="gr3" draw:text-style-name="P3" draw:layer="layout" svg:width="1.75cm" svg:height="0.607cm" svg:x="5.5cm" svg:y="4.25cm">
          <draw:text-box>
            <text:p><text:span text:style-name="T1">Modifier</text:span></text:p>
          </draw:text-box>
        </draw:frame>
        <draw:custom-shape draw:style-name="gr10" draw:text-style-name="P1" draw:layer="layout" svg:width="2.5cm" svg:height="1cm" svg:x="3.25cm" svg:y="4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25cm" svg:height="1cm" svg:x="5.75cm" svg:y="4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25cm" svg:height="0.607cm" svg:x="4.5cm" svg:y="4.25cm">
          <draw:text-box>
            <text:p><text:span text:style-name="T1">Total</text:span></text:p>
          </draw:text-box>
        </draw:frame>
        <draw:frame draw:style-name="gr3" draw:text-style-name="P3" draw:layer="layout" svg:width="1.25cm" svg:height="0.607cm" svg:x="3.25cm" svg:y="4.25cm">
          <draw:text-box>
            <text:p><text:span text:style-name="T1">Spec</text:span></text:p>
          </draw:text-box>
        </draw:frame>
        <draw:custom-shape draw:style-name="gr12" draw:text-style-name="P1" draw:layer="layout" svg:width="1.25cm" svg:height="0.75cm" svg:x="4.5cm" svg:y="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5cm" svg:height="1cm" svg:x="3.25cm" svg:y="8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25cm" svg:height="1cm" svg:x="5.75cm" svg:y="8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9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9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9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9.9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9.9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9.9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10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10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10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2.25cm" svg:height="0.763cm" svg:x="1cm" svg:y="5.75cm">
          <draw:text-box>
            <text:p><text:span text:style-name="T3">Strength</text:span></text:p>
          </draw:text-box>
        </draw:frame>
        <draw:frame draw:style-name="gr13" draw:text-style-name="P6" draw:layer="layout" svg:width="2.25cm" svg:height="0.763cm" svg:x="1cm" svg:y="6.5cm">
          <draw:text-box>
            <text:p><text:span text:style-name="T3">Dexterity</text:span></text:p>
          </draw:text-box>
        </draw:frame>
        <draw:frame draw:style-name="gr13" draw:text-style-name="P6" draw:layer="layout" svg:width="2.25cm" svg:height="0.763cm" svg:x="1cm" svg:y="7.25cm">
          <draw:text-box>
            <text:p><text:span text:style-name="T3">Health</text:span></text:p>
          </draw:text-box>
        </draw:frame>
        <draw:frame draw:style-name="gr14" draw:text-style-name="P7" draw:layer="layout" svg:width="2.75cm" svg:height="0.645cm" svg:x="1cm" svg:y="9.224cm">
          <draw:text-box>
            <text:p><text:span text:style-name="T4">Intelligence</text:span></text:p>
          </draw:text-box>
        </draw:frame>
        <draw:frame draw:style-name="gr13" draw:text-style-name="P7" draw:layer="layout" svg:width="2.25cm" svg:height="0.763cm" svg:x="1cm" svg:y="9.974cm">
          <draw:text-box>
            <text:p><text:span text:style-name="T4">Wisdom</text:span></text:p>
          </draw:text-box>
        </draw:frame>
        <draw:frame draw:style-name="gr13" draw:text-style-name="P7" draw:layer="layout" svg:width="2.25cm" svg:height="0.763cm" svg:x="1cm" svg:y="10.737cm">
          <draw:text-box>
            <text:p><text:span text:style-name="T4">Equilibrium</text:span></text:p>
          </draw:text-box>
        </draw:frame>
        <draw:custom-shape draw:style-name="gr15" draw:text-style-name="P1" draw:layer="layout" svg:width="5.5cm" svg:height="7.483cm" svg:x="7.48cm" svg:y="4.23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6.5cm" svg:height="5.233cm" svg:x="13.25cm" svg:y="6.5cm">
          <text:p/>
          <draw:enhanced-geometry svg:viewBox="0 0 21600 21600" draw:path-stretchpoint-x="10800" draw:path-stretchpoint-y="10800" draw:text-areas="?f3 ?f4 ?f5 ?f6" draw:type="round-rectangle" draw:modifiers="536.492166602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1.849cm" svg:height="0.806cm" svg:x="7.5cm" svg:y="5cm">
          <draw:text-box>
            <text:p><text:span text:style-name="T5">Body</text:span></text:p>
          </draw:text-box>
        </draw:frame>
        <draw:frame draw:style-name="gr5" draw:text-style-name="P3" draw:layer="layout" svg:width="3.5cm" svg:height="0.75cm" svg:x="7.5cm" svg:y="4.25cm">
          <draw:text-box>
            <text:p><text:span text:style-name="T1">Status</text:span></text:p>
          </draw:text-box>
        </draw:frame>
        <draw:custom-shape draw:style-name="gr18" draw:text-style-name="P1" draw:layer="layout" svg:width="1.25cm" svg:height="0.695cm" svg:x="9.25cm" svg:y="5.05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0.75cm" svg:height="0.962cm" svg:x="10.5cm" svg:y="5.038cm">
          <draw:text-box>
            <text:p text:style-name="P9"><text:span text:style-name="T6">/</text:span></text:p>
          </draw:text-box>
        </draw:frame>
        <draw:custom-shape draw:style-name="gr18" draw:text-style-name="P1" draw:layer="layout" svg:width="1.25cm" svg:height="0.695cm" svg:x="11.25cm" svg:y="5.05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1.849cm" svg:height="0.806cm" svg:x="7.5cm" svg:y="5.694cm">
          <draw:text-box>
            <text:p><text:span text:style-name="T5">Mind</text:span></text:p>
          </draw:text-box>
        </draw:frame>
        <draw:frame draw:style-name="gr17" draw:text-style-name="P8" draw:layer="layout" svg:width="1cm" svg:height="0.806cm" svg:x="9.25cm" svg:y="4.25cm">
          <draw:text-box>
            <text:p><text:span text:style-name="T5">IP</text:span></text:p>
          </draw:text-box>
        </draw:frame>
        <draw:custom-shape draw:style-name="gr18" draw:text-style-name="P1" draw:layer="layout" svg:width="1.25cm" svg:height="0.695cm" svg:x="9.25cm" svg:y="5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0.75cm" svg:height="0.962cm" svg:x="10.5cm" svg:y="5.65cm">
          <draw:text-box>
            <text:p text:style-name="P9"><text:span text:style-name="T6">/</text:span></text:p>
          </draw:text-box>
        </draw:frame>
        <draw:custom-shape draw:style-name="gr18" draw:text-style-name="P1" draw:layer="layout" svg:width="1.25cm" svg:height="0.695cm" svg:x="11.25cm" svg:y="5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1.75cm" svg:height="1.25cm" svg:x="7.75cm" svg:y="10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5.75cm" svg:height="0.645cm" svg:x="7.5cm" svg:y="8.75cm">
          <draw:text-box>
            <text:p text:style-name="P12"><text:span text:style-name="T1">Scratch</text:span><text:span text:style-name="T4">: _ _ _ _ _ _ _ _ _ _ _ _ _</text:span></text:p>
          </draw:text-box>
        </draw:frame>
        <draw:custom-shape draw:style-name="gr20" draw:text-style-name="P11" draw:layer="layout" svg:width="1cm" svg:height="0.75cm" svg:x="9.25cm" svg:y="7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cm" svg:height="0.75cm" svg:x="10.25cm" svg:y="7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1.369cm" svg:height="0.607cm" svg:x="9.131cm" svg:y="6.745cm">
          <draw:text-box>
            <text:p text:style-name="P13"><text:span text:style-name="T1">Light</text:span></text:p>
          </draw:text-box>
        </draw:frame>
        <draw:frame draw:style-name="gr22" draw:text-style-name="P7" draw:layer="layout" svg:width="1.849cm" svg:height="0.712cm" svg:x="7.401cm" svg:y="7.288cm">
          <draw:text-box>
            <text:p><text:span text:style-name="T4">Body</text:span></text:p>
          </draw:text-box>
        </draw:frame>
        <draw:frame draw:style-name="gr22" draw:text-style-name="P7" draw:layer="layout" svg:width="1.849cm" svg:height="0.712cm" svg:x="7.401cm" svg:y="8cm">
          <draw:text-box>
            <text:p><text:span text:style-name="T4">Mind</text:span></text:p>
          </draw:text-box>
        </draw:frame>
        <draw:frame draw:style-name="gr23" draw:text-style-name="P15" draw:layer="layout" svg:width="2.099cm" svg:height="0.75cm" svg:x="7.401cm" svg:y="6.5cm">
          <draw:text-box>
            <text:p text:style-name="P14"><text:span text:style-name="T7">Wounds</text:span></text:p>
          </draw:text-box>
        </draw:frame>
        <draw:frame draw:style-name="gr22" draw:text-style-name="P7" draw:layer="layout" svg:width="1.849cm" svg:height="0.712cm" svg:x="7.651cm" svg:y="9.5cm">
          <draw:text-box>
            <text:p><text:span text:style-name="T4">Penalty</text:span></text:p>
          </draw:text-box>
        </draw:frame>
        <draw:custom-shape draw:style-name="gr20" draw:text-style-name="P11" draw:layer="layout" svg:width="1cm" svg:height="0.75cm" svg:x="11.25cm" svg:y="7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1.369cm" svg:height="0.607cm" svg:x="10.131cm" svg:y="6.75cm">
          <draw:text-box>
            <text:p text:style-name="P13"><text:span text:style-name="T1">Med</text:span></text:p>
          </draw:text-box>
        </draw:frame>
        <draw:frame draw:style-name="gr24" draw:text-style-name="P3" draw:layer="layout" svg:width="1.619cm" svg:height="0.963cm" svg:x="11.131cm" svg:y="6.75cm">
          <draw:text-box>
            <text:p text:style-name="P13"><text:span text:style-name="T1">Heavy</text:span></text:p>
          </draw:text-box>
        </draw:frame>
        <draw:custom-shape draw:style-name="gr20" draw:text-style-name="P11" draw:layer="layout" svg:width="1cm" svg:height="0.75cm" svg:x="9.25cm" svg:y="8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cm" svg:height="0.75cm" svg:x="10.25cm" svg:y="8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1cm" svg:height="0.75cm" svg:x="11.25cm" svg:y="8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cm" svg:height="0.5cm" svg:x="5.7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6" draw:layer="layout" svg:x1="5.25cm" svg:y1="17.25cm" svg:x2="6.75cm" svg:y2="17.25cm">
          <text:p/>
        </draw:line>
        <draw:line draw:style-name="gr26" draw:text-style-name="P16" draw:layer="layout" svg:x1="6cm" svg:y1="17cm" svg:x2="6cm" svg:y2="17.75cm">
          <text:p/>
        </draw:line>
        <draw:line draw:style-name="gr26" draw:text-style-name="P16" draw:layer="layout" svg:x1="6cm" svg:y1="17.75cm" svg:x2="5.25cm" svg:y2="18.5cm">
          <text:p/>
        </draw:line>
        <draw:line draw:style-name="gr26" draw:text-style-name="P16" draw:layer="layout" svg:x1="6cm" svg:y1="17.75cm" svg:x2="6.75cm" svg:y2="18.5cm">
          <text:p/>
        </draw:line>
        <draw:frame draw:style-name="gr5" draw:text-style-name="P3" draw:layer="layout" svg:width="3.5cm" svg:height="0.75cm" svg:x="13.25cm" svg:y="6.5cm">
          <draw:text-box>
            <text:p><text:span text:style-name="T1">Vantages</text:span></text:p>
          </draw:text-box>
        </draw:frame>
        <draw:custom-shape draw:style-name="gr27" draw:text-style-name="P1" draw:layer="layout" svg:width="6.5cm" svg:height="2.233cm" svg:x="13.25cm" svg:y="4.267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5cm" svg:height="0.75cm" svg:x="13.25cm" svg:y="4.25cm">
          <draw:text-box>
            <text:p><text:span text:style-name="T1">Backgrounds</text:span></text:p>
          </draw:text-box>
        </draw:frame>
        <draw:line draw:style-name="gr26" draw:text-style-name="P16" draw:layer="layout" svg:x1="13.5cm" svg:y1="5.25cm" svg:x2="19.5cm" svg:y2="5.25cm">
          <text:p/>
        </draw:line>
        <draw:line draw:style-name="gr26" draw:text-style-name="P16" draw:layer="layout" svg:x1="13.5cm" svg:y1="5.75cm" svg:x2="19.5cm" svg:y2="5.75cm">
          <text:p/>
        </draw:line>
        <draw:line draw:style-name="gr26" draw:text-style-name="P16" draw:layer="layout" svg:x1="13.5cm" svg:y1="6.25cm" svg:x2="19.5cm" svg:y2="6.25cm">
          <text:p/>
        </draw:line>
        <draw:line draw:style-name="gr26" draw:text-style-name="P16" draw:layer="layout" svg:x1="13.5cm" svg:y1="7.5cm" svg:x2="18.75cm" svg:y2="7.5cm">
          <text:p/>
        </draw:line>
        <draw:line draw:style-name="gr26" draw:text-style-name="P16" draw:layer="layout" svg:x1="19.5cm" svg:y1="7.5cm" svg:x2="19cm" svg:y2="7.5cm">
          <text:p/>
        </draw:line>
        <draw:line draw:style-name="gr26" draw:text-style-name="P16" draw:layer="layout" svg:x1="13.5cm" svg:y1="8cm" svg:x2="18.75cm" svg:y2="8cm">
          <text:p/>
        </draw:line>
        <draw:line draw:style-name="gr26" draw:text-style-name="P16" draw:layer="layout" svg:x1="19.5cm" svg:y1="8cm" svg:x2="19cm" svg:y2="8cm">
          <text:p/>
        </draw:line>
        <draw:line draw:style-name="gr26" draw:text-style-name="P16" draw:layer="layout" svg:x1="13.5cm" svg:y1="8.5cm" svg:x2="18.75cm" svg:y2="8.5cm">
          <text:p/>
        </draw:line>
        <draw:line draw:style-name="gr26" draw:text-style-name="P16" draw:layer="layout" svg:x1="19.5cm" svg:y1="8.5cm" svg:x2="19cm" svg:y2="8.5cm">
          <text:p/>
        </draw:line>
        <draw:line draw:style-name="gr26" draw:text-style-name="P16" draw:layer="layout" svg:x1="13.5cm" svg:y1="9cm" svg:x2="18.75cm" svg:y2="9cm">
          <text:p/>
        </draw:line>
        <draw:line draw:style-name="gr26" draw:text-style-name="P16" draw:layer="layout" svg:x1="19.5cm" svg:y1="9cm" svg:x2="19cm" svg:y2="9cm">
          <text:p/>
        </draw:line>
        <draw:line draw:style-name="gr26" draw:text-style-name="P16" draw:layer="layout" svg:x1="13.5cm" svg:y1="9.5cm" svg:x2="18.75cm" svg:y2="9.5cm">
          <text:p/>
        </draw:line>
        <draw:line draw:style-name="gr26" draw:text-style-name="P16" draw:layer="layout" svg:x1="19.5cm" svg:y1="9.5cm" svg:x2="19cm" svg:y2="9.5cm">
          <text:p/>
        </draw:line>
        <draw:line draw:style-name="gr26" draw:text-style-name="P16" draw:layer="layout" svg:x1="13.5cm" svg:y1="10cm" svg:x2="18.75cm" svg:y2="10cm">
          <text:p/>
        </draw:line>
        <draw:line draw:style-name="gr26" draw:text-style-name="P16" draw:layer="layout" svg:x1="19.5cm" svg:y1="10cm" svg:x2="19cm" svg:y2="10cm">
          <text:p/>
        </draw:line>
        <draw:line draw:style-name="gr26" draw:text-style-name="P16" draw:layer="layout" svg:x1="13.5cm" svg:y1="10.5cm" svg:x2="18.75cm" svg:y2="10.5cm">
          <text:p/>
        </draw:line>
        <draw:line draw:style-name="gr26" draw:text-style-name="P16" draw:layer="layout" svg:x1="19.5cm" svg:y1="10.5cm" svg:x2="19cm" svg:y2="10.5cm">
          <text:p/>
        </draw:line>
        <draw:line draw:style-name="gr26" draw:text-style-name="P16" draw:layer="layout" svg:x1="13.5cm" svg:y1="11cm" svg:x2="18.75cm" svg:y2="11cm">
          <text:p/>
        </draw:line>
        <draw:line draw:style-name="gr26" draw:text-style-name="P16" draw:layer="layout" svg:x1="19.5cm" svg:y1="11cm" svg:x2="19cm" svg:y2="11cm">
          <text:p/>
        </draw:line>
        <draw:line draw:style-name="gr26" draw:text-style-name="P16" draw:layer="layout" svg:x1="13.5cm" svg:y1="11.5cm" svg:x2="18.75cm" svg:y2="11.5cm">
          <text:p/>
        </draw:line>
        <draw:line draw:style-name="gr26" draw:text-style-name="P16" draw:layer="layout" svg:x1="19.5cm" svg:y1="11.5cm" svg:x2="19cm" svg:y2="11.5cm">
          <text:p/>
        </draw:line>
        <draw:frame draw:style-name="gr28" draw:text-style-name="P3" draw:layer="layout" svg:width="1cm" svg:height="0.607cm" svg:x="18.75cm" svg:y="6.5cm">
          <draw:text-box>
            <text:p><text:span text:style-name="T1">Lvl</text:span></text:p>
          </draw:text-box>
        </draw:frame>
        <draw:custom-shape draw:style-name="gr29" draw:text-style-name="P1" draw:layer="layout" svg:width="6.25cm" svg:height="16.683cm" svg:x="1cm" svg:y="12.017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5cm" svg:height="0.75cm" svg:x="1cm" svg:y="12cm">
          <draw:text-box>
            <text:p><text:span text:style-name="T1">Possessions</text:span></text:p>
          </draw:text-box>
        </draw:frame>
        <draw:line draw:style-name="gr26" draw:text-style-name="P16" draw:layer="layout" svg:x1="1.25cm" svg:y1="14cm" svg:x2="4.75cm" svg:y2="14cm">
          <text:p/>
        </draw:line>
        <draw:line draw:style-name="gr26" draw:text-style-name="P16" draw:layer="layout" svg:x1="1.25cm" svg:y1="14.75cm" svg:x2="4.75cm" svg:y2="14.75cm">
          <text:p/>
        </draw:line>
        <draw:line draw:style-name="gr26" draw:text-style-name="P16" draw:layer="layout" svg:x1="1.25cm" svg:y1="15.5cm" svg:x2="4.75cm" svg:y2="15.5cm">
          <text:p/>
        </draw:line>
        <draw:custom-shape draw:style-name="gr30" draw:text-style-name="P11" draw:layer="layout" svg:width="2cm" svg:height="0.75cm" svg:x="5cm" svg:y="13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2cm" svg:height="0.75cm" svg:x="5cm" svg:y="14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2cm" svg:height="0.75cm" svg:x="5cm" svg:y="14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8" draw:layer="layout" svg:width="3.5cm" svg:height="0.75cm" svg:x="3cm" svg:y="12.5cm">
          <draw:text-box>
            <text:p text:style-name="P17"><text:span text:style-name="T8">Currencies</text:span></text:p>
          </draw:text-box>
        </draw:frame>
        <draw:custom-shape draw:style-name="gr29" draw:text-style-name="P1" draw:layer="layout" svg:width="6.25cm" svg:height="16.683cm" svg:x="7.25cm" svg:y="12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0.5cm" svg:height="0.5cm" svg:x="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6" draw:layer="layout" svg:x1="10.5cm" svg:y1="10.25cm" svg:x2="12cm" svg:y2="10.25cm">
          <text:p/>
        </draw:line>
        <draw:line draw:style-name="gr26" draw:text-style-name="P16" draw:layer="layout" svg:x1="11.25cm" svg:y1="10cm" svg:x2="11.25cm" svg:y2="10.75cm">
          <text:p/>
        </draw:line>
        <draw:line draw:style-name="gr26" draw:text-style-name="P16" draw:layer="layout" svg:x1="11.25cm" svg:y1="10.75cm" svg:x2="10.5cm" svg:y2="11.5cm">
          <text:p/>
        </draw:line>
        <draw:line draw:style-name="gr26" draw:text-style-name="P16" draw:layer="layout" svg:x1="11.25cm" svg:y1="10.75cm" svg:x2="12cm" svg:y2="11.5cm">
          <text:p/>
        </draw:line>
        <draw:custom-shape draw:style-name="gr31" draw:text-style-name="P1" draw:layer="layout" svg:width="0.5cm" svg:height="0.5cm" svg:x="5.7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6" draw:layer="layout" svg:x1="5.25cm" svg:y1="17.25cm" svg:x2="6.75cm" svg:y2="17.25cm">
          <text:p/>
        </draw:line>
        <draw:line draw:style-name="gr26" draw:text-style-name="P16" draw:layer="layout" svg:x1="6cm" svg:y1="17cm" svg:x2="6cm" svg:y2="17.75cm">
          <text:p/>
        </draw:line>
        <draw:line draw:style-name="gr26" draw:text-style-name="P16" draw:layer="layout" svg:x1="6cm" svg:y1="17.75cm" svg:x2="5.25cm" svg:y2="18.5cm">
          <text:p/>
        </draw:line>
        <draw:line draw:style-name="gr26" draw:text-style-name="P16" draw:layer="layout" svg:x1="6cm" svg:y1="17.75cm" svg:x2="6.75cm" svg:y2="18.5cm">
          <text:p/>
        </draw:line>
        <draw:line draw:style-name="gr26" draw:text-style-name="P16" draw:layer="layout" svg:x1="1.25cm" svg:y1="16.75cm" svg:x2="5cm" svg:y2="16.75cm">
          <text:p/>
        </draw:line>
        <draw:frame draw:style-name="gr5" draw:text-style-name="P18" draw:layer="layout" svg:width="3.5cm" svg:height="0.75cm" svg:x="1cm" svg:y="15.75cm">
          <draw:text-box>
            <text:p text:style-name="P17"><text:span text:style-name="T8">Equipment</text:span></text:p>
          </draw:text-box>
        </draw:frame>
        <draw:line draw:style-name="gr26" draw:text-style-name="P16" draw:layer="layout" svg:x1="1.25cm" svg:y1="17.25cm" svg:x2="5cm" svg:y2="17.25cm">
          <text:p/>
        </draw:line>
        <draw:line draw:style-name="gr26" draw:text-style-name="P16" draw:layer="layout" svg:x1="1.25cm" svg:y1="16.75cm" svg:x2="5cm" svg:y2="16.75cm">
          <text:p/>
        </draw:line>
        <draw:line draw:style-name="gr26" draw:text-style-name="P16" draw:layer="layout" svg:x1="1.25cm" svg:y1="17.75cm" svg:x2="5cm" svg:y2="17.75cm">
          <text:p/>
        </draw:line>
        <draw:line draw:style-name="gr26" draw:text-style-name="P16" draw:layer="layout" svg:x1="1.25cm" svg:y1="18.25cm" svg:x2="5cm" svg:y2="18.25cm">
          <text:p/>
        </draw:line>
        <draw:line draw:style-name="gr26" draw:text-style-name="P16" draw:layer="layout" svg:x1="1.25cm" svg:y1="17.75cm" svg:x2="5cm" svg:y2="17.75cm">
          <text:p/>
        </draw:line>
        <draw:line draw:style-name="gr26" draw:text-style-name="P16" draw:layer="layout" svg:x1="1.25cm" svg:y1="18.75cm" svg:x2="5cm" svg:y2="18.75cm">
          <text:p/>
        </draw:line>
        <draw:custom-shape draw:style-name="gr32" draw:text-style-name="P11" draw:layer="layout" svg:width="1.25cm" svg:height="0.75cm" svg:x="5.75cm" svg:y="19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6" draw:layer="layout" svg:x1="1.25cm" svg:y1="20.5cm" svg:x2="6cm" svg:y2="20.5cm">
          <text:p/>
        </draw:line>
        <draw:line draw:style-name="gr26" draw:text-style-name="P16" draw:layer="layout" svg:x1="6.25cm" svg:y1="20.5cm" svg:x2="7cm" svg:y2="20.5cm">
          <text:p/>
        </draw:line>
        <draw:line draw:style-name="gr26" draw:text-style-name="P16" draw:layer="layout" svg:x1="1.25cm" svg:y1="21cm" svg:x2="6cm" svg:y2="21cm">
          <text:p/>
        </draw:line>
        <draw:line draw:style-name="gr26" draw:text-style-name="P16" draw:layer="layout" svg:x1="6.25cm" svg:y1="21cm" svg:x2="7cm" svg:y2="21cm">
          <text:p/>
        </draw:line>
        <draw:line draw:style-name="gr26" draw:text-style-name="P16" draw:layer="layout" svg:x1="1.25cm" svg:y1="21.5cm" svg:x2="6cm" svg:y2="21.5cm">
          <text:p/>
        </draw:line>
        <draw:line draw:style-name="gr26" draw:text-style-name="P16" draw:layer="layout" svg:x1="6.25cm" svg:y1="21.5cm" svg:x2="7cm" svg:y2="21.5cm">
          <text:p/>
        </draw:line>
        <draw:line draw:style-name="gr26" draw:text-style-name="P16" draw:layer="layout" svg:x1="1.25cm" svg:y1="22cm" svg:x2="6cm" svg:y2="22cm">
          <text:p/>
        </draw:line>
        <draw:line draw:style-name="gr26" draw:text-style-name="P16" draw:layer="layout" svg:x1="6.25cm" svg:y1="22cm" svg:x2="7cm" svg:y2="22cm">
          <text:p/>
        </draw:line>
        <draw:line draw:style-name="gr26" draw:text-style-name="P16" draw:layer="layout" svg:x1="1.25cm" svg:y1="22.5cm" svg:x2="6cm" svg:y2="22.5cm">
          <text:p/>
        </draw:line>
        <draw:line draw:style-name="gr26" draw:text-style-name="P16" draw:layer="layout" svg:x1="6.25cm" svg:y1="22.5cm" svg:x2="7cm" svg:y2="22.5cm">
          <text:p/>
        </draw:line>
        <draw:line draw:style-name="gr26" draw:text-style-name="P16" draw:layer="layout" svg:x1="1.25cm" svg:y1="23cm" svg:x2="6cm" svg:y2="23cm">
          <text:p/>
        </draw:line>
        <draw:line draw:style-name="gr26" draw:text-style-name="P16" draw:layer="layout" svg:x1="6.25cm" svg:y1="23cm" svg:x2="7cm" svg:y2="23cm">
          <text:p/>
        </draw:line>
        <draw:line draw:style-name="gr26" draw:text-style-name="P16" draw:layer="layout" svg:x1="1.25cm" svg:y1="23.5cm" svg:x2="6cm" svg:y2="23.5cm">
          <text:p/>
        </draw:line>
        <draw:line draw:style-name="gr26" draw:text-style-name="P16" draw:layer="layout" svg:x1="6.25cm" svg:y1="23.5cm" svg:x2="7cm" svg:y2="23.5cm">
          <text:p/>
        </draw:line>
        <draw:line draw:style-name="gr26" draw:text-style-name="P16" draw:layer="layout" svg:x1="1.25cm" svg:y1="24cm" svg:x2="6cm" svg:y2="24cm">
          <text:p/>
        </draw:line>
        <draw:line draw:style-name="gr26" draw:text-style-name="P16" draw:layer="layout" svg:x1="6.25cm" svg:y1="24cm" svg:x2="7cm" svg:y2="24cm">
          <text:p/>
        </draw:line>
        <draw:line draw:style-name="gr26" draw:text-style-name="P16" draw:layer="layout" svg:x1="1.25cm" svg:y1="24.5cm" svg:x2="6cm" svg:y2="24.5cm">
          <text:p/>
        </draw:line>
        <draw:line draw:style-name="gr26" draw:text-style-name="P16" draw:layer="layout" svg:x1="6.25cm" svg:y1="24.5cm" svg:x2="7cm" svg:y2="24.5cm">
          <text:p/>
        </draw:line>
        <draw:line draw:style-name="gr26" draw:text-style-name="P16" draw:layer="layout" svg:x1="1.25cm" svg:y1="25cm" svg:x2="6cm" svg:y2="25cm">
          <text:p/>
        </draw:line>
        <draw:line draw:style-name="gr26" draw:text-style-name="P16" draw:layer="layout" svg:x1="6.25cm" svg:y1="25cm" svg:x2="7cm" svg:y2="25cm">
          <text:p/>
        </draw:line>
        <draw:line draw:style-name="gr26" draw:text-style-name="P16" draw:layer="layout" svg:x1="1.25cm" svg:y1="25.5cm" svg:x2="6cm" svg:y2="25.5cm">
          <text:p/>
        </draw:line>
        <draw:line draw:style-name="gr26" draw:text-style-name="P16" draw:layer="layout" svg:x1="6.25cm" svg:y1="25.5cm" svg:x2="7cm" svg:y2="25.5cm">
          <text:p/>
        </draw:line>
        <draw:line draw:style-name="gr26" draw:text-style-name="P16" draw:layer="layout" svg:x1="1.25cm" svg:y1="26cm" svg:x2="6cm" svg:y2="26cm">
          <text:p/>
        </draw:line>
        <draw:line draw:style-name="gr26" draw:text-style-name="P16" draw:layer="layout" svg:x1="6.25cm" svg:y1="26cm" svg:x2="7cm" svg:y2="26cm">
          <text:p/>
        </draw:line>
        <draw:line draw:style-name="gr26" draw:text-style-name="P16" draw:layer="layout" svg:x1="1.25cm" svg:y1="26.5cm" svg:x2="6cm" svg:y2="26.5cm">
          <text:p/>
        </draw:line>
        <draw:line draw:style-name="gr26" draw:text-style-name="P16" draw:layer="layout" svg:x1="6.25cm" svg:y1="26.5cm" svg:x2="7cm" svg:y2="26.5cm">
          <text:p/>
        </draw:line>
        <draw:line draw:style-name="gr26" draw:text-style-name="P16" draw:layer="layout" svg:x1="1.25cm" svg:y1="27cm" svg:x2="6cm" svg:y2="27cm">
          <text:p/>
        </draw:line>
        <draw:line draw:style-name="gr26" draw:text-style-name="P16" draw:layer="layout" svg:x1="6.25cm" svg:y1="27cm" svg:x2="7cm" svg:y2="27cm">
          <text:p/>
        </draw:line>
        <draw:line draw:style-name="gr26" draw:text-style-name="P16" draw:layer="layout" svg:x1="1.25cm" svg:y1="27.5cm" svg:x2="6cm" svg:y2="27.5cm">
          <text:p/>
        </draw:line>
        <draw:line draw:style-name="gr26" draw:text-style-name="P16" draw:layer="layout" svg:x1="6.25cm" svg:y1="27.5cm" svg:x2="7cm" svg:y2="27.5cm">
          <text:p/>
        </draw:line>
        <draw:line draw:style-name="gr26" draw:text-style-name="P16" draw:layer="layout" svg:x1="1.25cm" svg:y1="28cm" svg:x2="6cm" svg:y2="28cm">
          <text:p/>
        </draw:line>
        <draw:line draw:style-name="gr26" draw:text-style-name="P16" draw:layer="layout" svg:x1="6.25cm" svg:y1="28cm" svg:x2="7cm" svg:y2="28cm">
          <text:p/>
        </draw:line>
        <draw:line draw:style-name="gr26" draw:text-style-name="P16" draw:layer="layout" svg:x1="1.25cm" svg:y1="28.5cm" svg:x2="6cm" svg:y2="28.5cm">
          <text:p/>
        </draw:line>
        <draw:line draw:style-name="gr26" draw:text-style-name="P16" draw:layer="layout" svg:x1="6.25cm" svg:y1="28.5cm" svg:x2="7cm" svg:y2="28.5cm">
          <text:p/>
        </draw:line>
        <draw:frame draw:style-name="gr5" draw:text-style-name="P18" draw:layer="layout" svg:width="1.5cm" svg:height="0.75cm" svg:x="1cm" svg:y="19cm">
          <draw:text-box>
            <text:p text:style-name="P17"><text:span text:style-name="T8">Other</text:span></text:p>
          </draw:text-box>
        </draw:frame>
        <draw:frame draw:style-name="gr5" draw:text-style-name="P5" draw:layer="layout" svg:width="1.25cm" svg:height="0.75cm" svg:x="11.25cm" svg:y="12cm">
          <draw:text-box>
            <text:p text:style-name="P4"><text:span text:style-name="T9">Spec</text:span></text:p>
          </draw:text-box>
        </draw:frame>
        <draw:line draw:style-name="gr26" draw:text-style-name="P16" draw:layer="layout" svg:x1="7.5cm" svg:y1="13.483cm" svg:x2="11.25cm" svg:y2="13.483cm">
          <text:p/>
        </draw:line>
        <draw:line draw:style-name="gr26" draw:text-style-name="P16" draw:layer="layout" svg:x1="12.5cm" svg:y1="13.483cm" svg:x2="13.25cm" svg:y2="13.483cm">
          <text:p/>
        </draw:line>
        <draw:line draw:style-name="gr26" draw:text-style-name="P16" draw:layer="layout" svg:x1="11.5cm" svg:y1="13.483cm" svg:x2="12.25cm" svg:y2="13.483cm">
          <text:p/>
        </draw:line>
        <draw:line draw:style-name="gr26" draw:text-style-name="P16" draw:layer="layout" svg:x1="7.5cm" svg:y1="13.983cm" svg:x2="11.25cm" svg:y2="13.983cm">
          <text:p/>
        </draw:line>
        <draw:line draw:style-name="gr26" draw:text-style-name="P16" draw:layer="layout" svg:x1="12.5cm" svg:y1="13.983cm" svg:x2="13.25cm" svg:y2="13.983cm">
          <text:p/>
        </draw:line>
        <draw:line draw:style-name="gr26" draw:text-style-name="P16" draw:layer="layout" svg:x1="11.5cm" svg:y1="13.983cm" svg:x2="12.25cm" svg:y2="13.983cm">
          <text:p/>
        </draw:line>
        <draw:line draw:style-name="gr26" draw:text-style-name="P16" draw:layer="layout" svg:x1="7.5cm" svg:y1="14.483cm" svg:x2="11.25cm" svg:y2="14.483cm">
          <text:p/>
        </draw:line>
        <draw:line draw:style-name="gr26" draw:text-style-name="P16" draw:layer="layout" svg:x1="12.5cm" svg:y1="14.483cm" svg:x2="13.25cm" svg:y2="14.483cm">
          <text:p/>
        </draw:line>
        <draw:line draw:style-name="gr26" draw:text-style-name="P16" draw:layer="layout" svg:x1="11.5cm" svg:y1="14.483cm" svg:x2="12.25cm" svg:y2="14.483cm">
          <text:p/>
        </draw:line>
        <draw:line draw:style-name="gr26" draw:text-style-name="P16" draw:layer="layout" svg:x1="7.5cm" svg:y1="14.983cm" svg:x2="11.25cm" svg:y2="14.983cm">
          <text:p/>
        </draw:line>
        <draw:line draw:style-name="gr26" draw:text-style-name="P16" draw:layer="layout" svg:x1="12.5cm" svg:y1="14.983cm" svg:x2="13.25cm" svg:y2="14.983cm">
          <text:p/>
        </draw:line>
        <draw:line draw:style-name="gr26" draw:text-style-name="P16" draw:layer="layout" svg:x1="11.5cm" svg:y1="14.983cm" svg:x2="12.25cm" svg:y2="14.983cm">
          <text:p/>
        </draw:line>
        <draw:line draw:style-name="gr26" draw:text-style-name="P16" draw:layer="layout" svg:x1="7.5cm" svg:y1="15.483cm" svg:x2="11.25cm" svg:y2="15.483cm">
          <text:p/>
        </draw:line>
        <draw:line draw:style-name="gr26" draw:text-style-name="P16" draw:layer="layout" svg:x1="12.5cm" svg:y1="15.483cm" svg:x2="13.25cm" svg:y2="15.483cm">
          <text:p/>
        </draw:line>
        <draw:line draw:style-name="gr26" draw:text-style-name="P16" draw:layer="layout" svg:x1="11.5cm" svg:y1="15.483cm" svg:x2="12.25cm" svg:y2="15.483cm">
          <text:p/>
        </draw:line>
        <draw:line draw:style-name="gr26" draw:text-style-name="P16" draw:layer="layout" svg:x1="7.5cm" svg:y1="15.983cm" svg:x2="11.25cm" svg:y2="15.983cm">
          <text:p/>
        </draw:line>
        <draw:line draw:style-name="gr26" draw:text-style-name="P16" draw:layer="layout" svg:x1="12.5cm" svg:y1="15.983cm" svg:x2="13.25cm" svg:y2="15.983cm">
          <text:p/>
        </draw:line>
        <draw:line draw:style-name="gr26" draw:text-style-name="P16" draw:layer="layout" svg:x1="11.5cm" svg:y1="15.983cm" svg:x2="12.25cm" svg:y2="15.983cm">
          <text:p/>
        </draw:line>
        <draw:line draw:style-name="gr26" draw:text-style-name="P16" draw:layer="layout" svg:x1="7.5cm" svg:y1="16.483cm" svg:x2="11.25cm" svg:y2="16.483cm">
          <text:p/>
        </draw:line>
        <draw:line draw:style-name="gr26" draw:text-style-name="P16" draw:layer="layout" svg:x1="12.5cm" svg:y1="16.483cm" svg:x2="13.25cm" svg:y2="16.483cm">
          <text:p/>
        </draw:line>
        <draw:line draw:style-name="gr26" draw:text-style-name="P16" draw:layer="layout" svg:x1="11.5cm" svg:y1="16.483cm" svg:x2="12.25cm" svg:y2="16.483cm">
          <text:p/>
        </draw:line>
        <draw:line draw:style-name="gr26" draw:text-style-name="P16" draw:layer="layout" svg:x1="7.5cm" svg:y1="16.983cm" svg:x2="11.25cm" svg:y2="16.983cm">
          <text:p/>
        </draw:line>
        <draw:line draw:style-name="gr26" draw:text-style-name="P16" draw:layer="layout" svg:x1="12.5cm" svg:y1="16.983cm" svg:x2="13.25cm" svg:y2="16.983cm">
          <text:p/>
        </draw:line>
        <draw:line draw:style-name="gr26" draw:text-style-name="P16" draw:layer="layout" svg:x1="11.5cm" svg:y1="16.983cm" svg:x2="12.25cm" svg:y2="16.983cm">
          <text:p/>
        </draw:line>
        <draw:line draw:style-name="gr26" draw:text-style-name="P16" draw:layer="layout" svg:x1="7.5cm" svg:y1="17.483cm" svg:x2="11.25cm" svg:y2="17.483cm">
          <text:p/>
        </draw:line>
        <draw:line draw:style-name="gr26" draw:text-style-name="P16" draw:layer="layout" svg:x1="12.5cm" svg:y1="17.483cm" svg:x2="13.25cm" svg:y2="17.483cm">
          <text:p/>
        </draw:line>
        <draw:line draw:style-name="gr26" draw:text-style-name="P16" draw:layer="layout" svg:x1="11.5cm" svg:y1="17.483cm" svg:x2="12.25cm" svg:y2="17.483cm">
          <text:p/>
        </draw:line>
        <draw:line draw:style-name="gr26" draw:text-style-name="P16" draw:layer="layout" svg:x1="7.5cm" svg:y1="17.983cm" svg:x2="11.25cm" svg:y2="17.983cm">
          <text:p/>
        </draw:line>
        <draw:line draw:style-name="gr26" draw:text-style-name="P16" draw:layer="layout" svg:x1="12.5cm" svg:y1="17.983cm" svg:x2="13.25cm" svg:y2="17.983cm">
          <text:p/>
        </draw:line>
        <draw:line draw:style-name="gr26" draw:text-style-name="P16" draw:layer="layout" svg:x1="11.5cm" svg:y1="17.983cm" svg:x2="12.25cm" svg:y2="17.983cm">
          <text:p/>
        </draw:line>
        <draw:line draw:style-name="gr26" draw:text-style-name="P16" draw:layer="layout" svg:x1="7.5cm" svg:y1="18.483cm" svg:x2="11.25cm" svg:y2="18.483cm">
          <text:p/>
        </draw:line>
        <draw:line draw:style-name="gr26" draw:text-style-name="P16" draw:layer="layout" svg:x1="12.5cm" svg:y1="18.483cm" svg:x2="13.25cm" svg:y2="18.483cm">
          <text:p/>
        </draw:line>
        <draw:line draw:style-name="gr26" draw:text-style-name="P16" draw:layer="layout" svg:x1="11.5cm" svg:y1="18.483cm" svg:x2="12.25cm" svg:y2="18.483cm">
          <text:p/>
        </draw:line>
        <draw:line draw:style-name="gr26" draw:text-style-name="P16" draw:layer="layout" svg:x1="7.5cm" svg:y1="18.983cm" svg:x2="11.25cm" svg:y2="18.983cm">
          <text:p/>
        </draw:line>
        <draw:line draw:style-name="gr26" draw:text-style-name="P16" draw:layer="layout" svg:x1="12.5cm" svg:y1="18.983cm" svg:x2="13.25cm" svg:y2="18.983cm">
          <text:p/>
        </draw:line>
        <draw:line draw:style-name="gr26" draw:text-style-name="P16" draw:layer="layout" svg:x1="11.5cm" svg:y1="18.983cm" svg:x2="12.25cm" svg:y2="18.983cm">
          <text:p/>
        </draw:line>
        <draw:line draw:style-name="gr26" draw:text-style-name="P16" draw:layer="layout" svg:x1="7.5cm" svg:y1="19.483cm" svg:x2="11.25cm" svg:y2="19.483cm">
          <text:p/>
        </draw:line>
        <draw:line draw:style-name="gr26" draw:text-style-name="P16" draw:layer="layout" svg:x1="12.5cm" svg:y1="19.483cm" svg:x2="13.25cm" svg:y2="19.483cm">
          <text:p/>
        </draw:line>
        <draw:line draw:style-name="gr26" draw:text-style-name="P16" draw:layer="layout" svg:x1="11.5cm" svg:y1="19.483cm" svg:x2="12.25cm" svg:y2="19.483cm">
          <text:p/>
        </draw:line>
        <draw:line draw:style-name="gr26" draw:text-style-name="P16" draw:layer="layout" svg:x1="7.5cm" svg:y1="19.983cm" svg:x2="11.25cm" svg:y2="19.983cm">
          <text:p/>
        </draw:line>
        <draw:line draw:style-name="gr26" draw:text-style-name="P16" draw:layer="layout" svg:x1="12.5cm" svg:y1="19.983cm" svg:x2="13.25cm" svg:y2="19.983cm">
          <text:p/>
        </draw:line>
        <draw:line draw:style-name="gr26" draw:text-style-name="P16" draw:layer="layout" svg:x1="11.5cm" svg:y1="19.983cm" svg:x2="12.25cm" svg:y2="19.983cm">
          <text:p/>
        </draw:line>
        <draw:line draw:style-name="gr26" draw:text-style-name="P16" draw:layer="layout" svg:x1="7.5cm" svg:y1="20.483cm" svg:x2="11.25cm" svg:y2="20.483cm">
          <text:p/>
        </draw:line>
        <draw:line draw:style-name="gr26" draw:text-style-name="P16" draw:layer="layout" svg:x1="12.5cm" svg:y1="20.483cm" svg:x2="13.25cm" svg:y2="20.483cm">
          <text:p/>
        </draw:line>
        <draw:line draw:style-name="gr26" draw:text-style-name="P16" draw:layer="layout" svg:x1="11.5cm" svg:y1="20.483cm" svg:x2="12.25cm" svg:y2="20.483cm">
          <text:p/>
        </draw:line>
        <draw:line draw:style-name="gr26" draw:text-style-name="P16" draw:layer="layout" svg:x1="7.5cm" svg:y1="20.983cm" svg:x2="11.25cm" svg:y2="20.983cm">
          <text:p/>
        </draw:line>
        <draw:line draw:style-name="gr26" draw:text-style-name="P16" draw:layer="layout" svg:x1="12.5cm" svg:y1="20.983cm" svg:x2="13.25cm" svg:y2="20.983cm">
          <text:p/>
        </draw:line>
        <draw:line draw:style-name="gr26" draw:text-style-name="P16" draw:layer="layout" svg:x1="11.5cm" svg:y1="20.983cm" svg:x2="12.25cm" svg:y2="20.983cm">
          <text:p/>
        </draw:line>
        <draw:line draw:style-name="gr26" draw:text-style-name="P16" draw:layer="layout" svg:x1="7.5cm" svg:y1="21.483cm" svg:x2="11.25cm" svg:y2="21.483cm">
          <text:p/>
        </draw:line>
        <draw:line draw:style-name="gr26" draw:text-style-name="P16" draw:layer="layout" svg:x1="12.5cm" svg:y1="21.483cm" svg:x2="13.25cm" svg:y2="21.483cm">
          <text:p/>
        </draw:line>
        <draw:line draw:style-name="gr26" draw:text-style-name="P16" draw:layer="layout" svg:x1="11.5cm" svg:y1="21.483cm" svg:x2="12.25cm" svg:y2="21.483cm">
          <text:p/>
        </draw:line>
        <draw:line draw:style-name="gr26" draw:text-style-name="P16" draw:layer="layout" svg:x1="7.5cm" svg:y1="21.983cm" svg:x2="11.25cm" svg:y2="21.983cm">
          <text:p/>
        </draw:line>
        <draw:line draw:style-name="gr26" draw:text-style-name="P16" draw:layer="layout" svg:x1="12.5cm" svg:y1="21.983cm" svg:x2="13.25cm" svg:y2="21.983cm">
          <text:p/>
        </draw:line>
        <draw:line draw:style-name="gr26" draw:text-style-name="P16" draw:layer="layout" svg:x1="11.5cm" svg:y1="21.983cm" svg:x2="12.25cm" svg:y2="21.983cm">
          <text:p/>
        </draw:line>
        <draw:line draw:style-name="gr26" draw:text-style-name="P16" draw:layer="layout" svg:x1="7.5cm" svg:y1="22.483cm" svg:x2="11.25cm" svg:y2="22.483cm">
          <text:p/>
        </draw:line>
        <draw:line draw:style-name="gr26" draw:text-style-name="P16" draw:layer="layout" svg:x1="12.5cm" svg:y1="22.483cm" svg:x2="13.25cm" svg:y2="22.483cm">
          <text:p/>
        </draw:line>
        <draw:line draw:style-name="gr26" draw:text-style-name="P16" draw:layer="layout" svg:x1="11.5cm" svg:y1="22.483cm" svg:x2="12.25cm" svg:y2="22.483cm">
          <text:p/>
        </draw:line>
        <draw:line draw:style-name="gr26" draw:text-style-name="P16" draw:layer="layout" svg:x1="7.5cm" svg:y1="22.983cm" svg:x2="11.25cm" svg:y2="22.983cm">
          <text:p/>
        </draw:line>
        <draw:line draw:style-name="gr26" draw:text-style-name="P16" draw:layer="layout" svg:x1="12.5cm" svg:y1="22.983cm" svg:x2="13.25cm" svg:y2="22.983cm">
          <text:p/>
        </draw:line>
        <draw:line draw:style-name="gr26" draw:text-style-name="P16" draw:layer="layout" svg:x1="11.5cm" svg:y1="22.983cm" svg:x2="12.25cm" svg:y2="22.983cm">
          <text:p/>
        </draw:line>
        <draw:line draw:style-name="gr26" draw:text-style-name="P16" draw:layer="layout" svg:x1="7.5cm" svg:y1="23.483cm" svg:x2="11.25cm" svg:y2="23.483cm">
          <text:p/>
        </draw:line>
        <draw:line draw:style-name="gr26" draw:text-style-name="P16" draw:layer="layout" svg:x1="12.5cm" svg:y1="23.483cm" svg:x2="13.25cm" svg:y2="23.483cm">
          <text:p/>
        </draw:line>
        <draw:line draw:style-name="gr26" draw:text-style-name="P16" draw:layer="layout" svg:x1="11.5cm" svg:y1="23.483cm" svg:x2="12.25cm" svg:y2="23.483cm">
          <text:p/>
        </draw:line>
        <draw:line draw:style-name="gr26" draw:text-style-name="P16" draw:layer="layout" svg:x1="7.5cm" svg:y1="23.983cm" svg:x2="11.25cm" svg:y2="23.983cm">
          <text:p/>
        </draw:line>
        <draw:line draw:style-name="gr26" draw:text-style-name="P16" draw:layer="layout" svg:x1="12.5cm" svg:y1="23.983cm" svg:x2="13.25cm" svg:y2="23.983cm">
          <text:p/>
        </draw:line>
        <draw:line draw:style-name="gr26" draw:text-style-name="P16" draw:layer="layout" svg:x1="11.5cm" svg:y1="23.983cm" svg:x2="12.25cm" svg:y2="23.983cm">
          <text:p/>
        </draw:line>
        <draw:line draw:style-name="gr26" draw:text-style-name="P16" draw:layer="layout" svg:x1="7.5cm" svg:y1="24.483cm" svg:x2="11.25cm" svg:y2="24.483cm">
          <text:p/>
        </draw:line>
        <draw:line draw:style-name="gr26" draw:text-style-name="P16" draw:layer="layout" svg:x1="12.5cm" svg:y1="24.483cm" svg:x2="13.25cm" svg:y2="24.483cm">
          <text:p/>
        </draw:line>
        <draw:line draw:style-name="gr26" draw:text-style-name="P16" draw:layer="layout" svg:x1="11.5cm" svg:y1="24.483cm" svg:x2="12.25cm" svg:y2="24.483cm">
          <text:p/>
        </draw:line>
        <draw:line draw:style-name="gr26" draw:text-style-name="P16" draw:layer="layout" svg:x1="7.5cm" svg:y1="24.983cm" svg:x2="11.25cm" svg:y2="24.983cm">
          <text:p/>
        </draw:line>
        <draw:line draw:style-name="gr26" draw:text-style-name="P16" draw:layer="layout" svg:x1="12.5cm" svg:y1="24.983cm" svg:x2="13.25cm" svg:y2="24.983cm">
          <text:p/>
        </draw:line>
        <draw:line draw:style-name="gr26" draw:text-style-name="P16" draw:layer="layout" svg:x1="11.5cm" svg:y1="24.983cm" svg:x2="12.25cm" svg:y2="24.983cm">
          <text:p/>
        </draw:line>
        <draw:line draw:style-name="gr26" draw:text-style-name="P16" draw:layer="layout" svg:x1="7.5cm" svg:y1="25.483cm" svg:x2="11.25cm" svg:y2="25.483cm">
          <text:p/>
        </draw:line>
        <draw:line draw:style-name="gr26" draw:text-style-name="P16" draw:layer="layout" svg:x1="12.5cm" svg:y1="25.483cm" svg:x2="13.25cm" svg:y2="25.483cm">
          <text:p/>
        </draw:line>
        <draw:line draw:style-name="gr26" draw:text-style-name="P16" draw:layer="layout" svg:x1="11.5cm" svg:y1="25.483cm" svg:x2="12.25cm" svg:y2="25.483cm">
          <text:p/>
        </draw:line>
        <draw:line draw:style-name="gr26" draw:text-style-name="P16" draw:layer="layout" svg:x1="7.5cm" svg:y1="25.983cm" svg:x2="11.25cm" svg:y2="25.983cm">
          <text:p/>
        </draw:line>
        <draw:line draw:style-name="gr26" draw:text-style-name="P16" draw:layer="layout" svg:x1="12.5cm" svg:y1="25.983cm" svg:x2="13.25cm" svg:y2="25.983cm">
          <text:p/>
        </draw:line>
        <draw:line draw:style-name="gr26" draw:text-style-name="P16" draw:layer="layout" svg:x1="11.5cm" svg:y1="25.983cm" svg:x2="12.25cm" svg:y2="25.983cm">
          <text:p/>
        </draw:line>
        <draw:line draw:style-name="gr26" draw:text-style-name="P16" draw:layer="layout" svg:x1="7.5cm" svg:y1="26.483cm" svg:x2="11.25cm" svg:y2="26.483cm">
          <text:p/>
        </draw:line>
        <draw:line draw:style-name="gr26" draw:text-style-name="P16" draw:layer="layout" svg:x1="12.5cm" svg:y1="26.483cm" svg:x2="13.25cm" svg:y2="26.483cm">
          <text:p/>
        </draw:line>
        <draw:line draw:style-name="gr26" draw:text-style-name="P16" draw:layer="layout" svg:x1="11.5cm" svg:y1="26.483cm" svg:x2="12.25cm" svg:y2="26.483cm">
          <text:p/>
        </draw:line>
        <draw:line draw:style-name="gr26" draw:text-style-name="P16" draw:layer="layout" svg:x1="7.5cm" svg:y1="26.983cm" svg:x2="11.25cm" svg:y2="26.983cm">
          <text:p/>
        </draw:line>
        <draw:line draw:style-name="gr26" draw:text-style-name="P16" draw:layer="layout" svg:x1="12.5cm" svg:y1="26.983cm" svg:x2="13.25cm" svg:y2="26.983cm">
          <text:p/>
        </draw:line>
        <draw:line draw:style-name="gr26" draw:text-style-name="P16" draw:layer="layout" svg:x1="11.5cm" svg:y1="26.983cm" svg:x2="12.25cm" svg:y2="26.983cm">
          <text:p/>
        </draw:line>
        <draw:line draw:style-name="gr26" draw:text-style-name="P16" draw:layer="layout" svg:x1="7.5cm" svg:y1="27.483cm" svg:x2="11.25cm" svg:y2="27.483cm">
          <text:p/>
        </draw:line>
        <draw:line draw:style-name="gr26" draw:text-style-name="P16" draw:layer="layout" svg:x1="12.5cm" svg:y1="27.483cm" svg:x2="13.25cm" svg:y2="27.483cm">
          <text:p/>
        </draw:line>
        <draw:line draw:style-name="gr26" draw:text-style-name="P16" draw:layer="layout" svg:x1="11.5cm" svg:y1="27.483cm" svg:x2="12.25cm" svg:y2="27.483cm">
          <text:p/>
        </draw:line>
        <draw:line draw:style-name="gr26" draw:text-style-name="P16" draw:layer="layout" svg:x1="7.5cm" svg:y1="27.983cm" svg:x2="11.25cm" svg:y2="27.983cm">
          <text:p/>
        </draw:line>
        <draw:line draw:style-name="gr26" draw:text-style-name="P16" draw:layer="layout" svg:x1="12.5cm" svg:y1="27.983cm" svg:x2="13.25cm" svg:y2="27.983cm">
          <text:p/>
        </draw:line>
        <draw:line draw:style-name="gr26" draw:text-style-name="P16" draw:layer="layout" svg:x1="11.5cm" svg:y1="27.983cm" svg:x2="12.25cm" svg:y2="27.983cm">
          <text:p/>
        </draw:line>
        <draw:line draw:style-name="gr26" draw:text-style-name="P16" draw:layer="layout" svg:x1="7.5cm" svg:y1="28.483cm" svg:x2="11.25cm" svg:y2="28.483cm">
          <text:p/>
        </draw:line>
        <draw:line draw:style-name="gr26" draw:text-style-name="P16" draw:layer="layout" svg:x1="12.5cm" svg:y1="28.483cm" svg:x2="13.25cm" svg:y2="28.483cm">
          <text:p/>
        </draw:line>
        <draw:line draw:style-name="gr26" draw:text-style-name="P16" draw:layer="layout" svg:x1="11.5cm" svg:y1="28.483cm" svg:x2="12.25cm" svg:y2="28.483cm">
          <text:p/>
        </draw:line>
        <draw:frame draw:style-name="gr5" draw:text-style-name="P3" draw:layer="layout" svg:width="3.5cm" svg:height="0.75cm" svg:x="7.25cm" svg:y="12cm">
          <draw:text-box>
            <text:p><text:span text:style-name="T1">Skills</text:span></text:p>
          </draw:text-box>
        </draw:frame>
        <draw:frame draw:style-name="gr5" draw:text-style-name="P3" draw:layer="layout" svg:width="3.5cm" svg:height="0.75cm" svg:x="1cm" svg:y="12cm">
          <draw:text-box>
            <text:p><text:span text:style-name="T1">Possessions</text:span></text:p>
          </draw:text-box>
        </draw:frame>
        <draw:frame draw:style-name="gr5" draw:text-style-name="P5" draw:layer="layout" svg:width="1.25cm" svg:height="0.75cm" svg:x="12.25cm" svg:y="12cm">
          <draw:text-box>
            <text:p text:style-name="P4"><text:span text:style-name="T9">Total</text:span></text:p>
          </draw:text-box>
        </draw:frame>
        <draw:frame draw:style-name="gr33" draw:text-style-name="P5" draw:layer="layout" svg:width="0.32cm" svg:height="0.569cm" svg:x="1.18cm" svg:y="16.25cm">
          <draw:text-box>
            <text:p text:style-name="P4"><text:span text:style-name="T9">1</text:span></text:p>
          </draw:text-box>
        </draw:frame>
        <draw:frame draw:style-name="gr33" draw:text-style-name="P5" draw:layer="layout" svg:width="0.32cm" svg:height="0.569cm" svg:x="1.18cm" svg:y="16.75cm">
          <draw:text-box>
            <text:p text:style-name="P4"><text:span text:style-name="T9">2</text:span></text:p>
          </draw:text-box>
        </draw:frame>
        <draw:frame draw:style-name="gr33" draw:text-style-name="P5" draw:layer="layout" svg:width="0.32cm" svg:height="0.569cm" svg:x="1.18cm" svg:y="17.25cm">
          <draw:text-box>
            <text:p text:style-name="P4"><text:span text:style-name="T9">3</text:span></text:p>
          </draw:text-box>
        </draw:frame>
        <draw:frame draw:style-name="gr33" draw:text-style-name="P5" draw:layer="layout" svg:width="0.32cm" svg:height="0.569cm" svg:x="1.18cm" svg:y="17.75cm">
          <draw:text-box>
            <text:p text:style-name="P4"><text:span text:style-name="T9">4</text:span></text:p>
          </draw:text-box>
        </draw:frame>
        <draw:frame draw:style-name="gr33" draw:text-style-name="P5" draw:layer="layout" svg:width="0.32cm" svg:height="0.569cm" svg:x="1.18cm" svg:y="18.25cm">
          <draw:text-box>
            <text:p text:style-name="P4"><text:span text:style-name="T9">5</text:span></text:p>
          </draw:text-box>
        </draw:frame>
        <draw:frame draw:style-name="gr34" draw:text-style-name="P5" draw:layer="layout" svg:width="1.5cm" svg:height="0.887cm" svg:x="4.5cm" svg:y="19cm">
          <draw:text-box>
            <text:p text:style-name="P4"><text:span text:style-name="T9">Total</text:span></text:p>
            <text:p text:style-name="P4"><text:span text:style-name="T9">Weight</text:span></text:p>
          </draw:text-box>
        </draw:frame>
        <draw:custom-shape draw:style-name="gr35" draw:text-style-name="P1" draw:layer="layout" svg:width="6.25cm" svg:height="8.5cm" svg:x="13.5cm" svg:y="12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25cm" svg:height="0.75cm" svg:x="17.5cm" svg:y="12cm">
          <draw:text-box>
            <text:p text:style-name="P4"><text:span text:style-name="T9">Spec</text:span></text:p>
          </draw:text-box>
        </draw:frame>
        <draw:line draw:style-name="gr26" draw:text-style-name="P16" draw:layer="layout" svg:x1="13.75cm" svg:y1="13.483cm" svg:x2="17.5cm" svg:y2="13.483cm">
          <text:p/>
        </draw:line>
        <draw:line draw:style-name="gr26" draw:text-style-name="P16" draw:layer="layout" svg:x1="18.75cm" svg:y1="13.483cm" svg:x2="19.5cm" svg:y2="13.483cm">
          <text:p/>
        </draw:line>
        <draw:line draw:style-name="gr26" draw:text-style-name="P16" draw:layer="layout" svg:x1="17.75cm" svg:y1="13.483cm" svg:x2="18.5cm" svg:y2="13.483cm">
          <text:p/>
        </draw:line>
        <draw:line draw:style-name="gr26" draw:text-style-name="P16" draw:layer="layout" svg:x1="13.75cm" svg:y1="13.983cm" svg:x2="17.5cm" svg:y2="13.983cm">
          <text:p/>
        </draw:line>
        <draw:line draw:style-name="gr26" draw:text-style-name="P16" draw:layer="layout" svg:x1="18.75cm" svg:y1="13.983cm" svg:x2="19.5cm" svg:y2="13.983cm">
          <text:p/>
        </draw:line>
        <draw:line draw:style-name="gr26" draw:text-style-name="P16" draw:layer="layout" svg:x1="17.75cm" svg:y1="13.983cm" svg:x2="18.5cm" svg:y2="13.983cm">
          <text:p/>
        </draw:line>
        <draw:line draw:style-name="gr26" draw:text-style-name="P16" draw:layer="layout" svg:x1="13.75cm" svg:y1="14.483cm" svg:x2="17.5cm" svg:y2="14.483cm">
          <text:p/>
        </draw:line>
        <draw:line draw:style-name="gr26" draw:text-style-name="P16" draw:layer="layout" svg:x1="18.75cm" svg:y1="14.483cm" svg:x2="19.5cm" svg:y2="14.483cm">
          <text:p/>
        </draw:line>
        <draw:line draw:style-name="gr26" draw:text-style-name="P16" draw:layer="layout" svg:x1="17.75cm" svg:y1="14.483cm" svg:x2="18.5cm" svg:y2="14.483cm">
          <text:p/>
        </draw:line>
        <draw:line draw:style-name="gr26" draw:text-style-name="P16" draw:layer="layout" svg:x1="13.75cm" svg:y1="14.983cm" svg:x2="17.5cm" svg:y2="14.983cm">
          <text:p/>
        </draw:line>
        <draw:line draw:style-name="gr26" draw:text-style-name="P16" draw:layer="layout" svg:x1="18.75cm" svg:y1="14.983cm" svg:x2="19.5cm" svg:y2="14.983cm">
          <text:p/>
        </draw:line>
        <draw:line draw:style-name="gr26" draw:text-style-name="P16" draw:layer="layout" svg:x1="17.75cm" svg:y1="14.983cm" svg:x2="18.5cm" svg:y2="14.983cm">
          <text:p/>
        </draw:line>
        <draw:line draw:style-name="gr26" draw:text-style-name="P16" draw:layer="layout" svg:x1="13.75cm" svg:y1="15.483cm" svg:x2="17.5cm" svg:y2="15.483cm">
          <text:p/>
        </draw:line>
        <draw:line draw:style-name="gr26" draw:text-style-name="P16" draw:layer="layout" svg:x1="18.75cm" svg:y1="15.483cm" svg:x2="19.5cm" svg:y2="15.483cm">
          <text:p/>
        </draw:line>
        <draw:line draw:style-name="gr26" draw:text-style-name="P16" draw:layer="layout" svg:x1="17.75cm" svg:y1="15.483cm" svg:x2="18.5cm" svg:y2="15.483cm">
          <text:p/>
        </draw:line>
        <draw:line draw:style-name="gr26" draw:text-style-name="P16" draw:layer="layout" svg:x1="13.75cm" svg:y1="15.983cm" svg:x2="17.5cm" svg:y2="15.983cm">
          <text:p/>
        </draw:line>
        <draw:line draw:style-name="gr26" draw:text-style-name="P16" draw:layer="layout" svg:x1="18.75cm" svg:y1="15.983cm" svg:x2="19.5cm" svg:y2="15.983cm">
          <text:p/>
        </draw:line>
        <draw:line draw:style-name="gr26" draw:text-style-name="P16" draw:layer="layout" svg:x1="17.75cm" svg:y1="15.983cm" svg:x2="18.5cm" svg:y2="15.983cm">
          <text:p/>
        </draw:line>
        <draw:line draw:style-name="gr26" draw:text-style-name="P16" draw:layer="layout" svg:x1="13.75cm" svg:y1="16.483cm" svg:x2="17.5cm" svg:y2="16.483cm">
          <text:p/>
        </draw:line>
        <draw:line draw:style-name="gr26" draw:text-style-name="P16" draw:layer="layout" svg:x1="18.75cm" svg:y1="16.483cm" svg:x2="19.5cm" svg:y2="16.483cm">
          <text:p/>
        </draw:line>
        <draw:line draw:style-name="gr26" draw:text-style-name="P16" draw:layer="layout" svg:x1="17.75cm" svg:y1="16.483cm" svg:x2="18.5cm" svg:y2="16.483cm">
          <text:p/>
        </draw:line>
        <draw:line draw:style-name="gr26" draw:text-style-name="P16" draw:layer="layout" svg:x1="13.75cm" svg:y1="16.983cm" svg:x2="17.5cm" svg:y2="16.983cm">
          <text:p/>
        </draw:line>
        <draw:line draw:style-name="gr26" draw:text-style-name="P16" draw:layer="layout" svg:x1="18.75cm" svg:y1="16.983cm" svg:x2="19.5cm" svg:y2="16.983cm">
          <text:p/>
        </draw:line>
        <draw:line draw:style-name="gr26" draw:text-style-name="P16" draw:layer="layout" svg:x1="17.75cm" svg:y1="16.983cm" svg:x2="18.5cm" svg:y2="16.983cm">
          <text:p/>
        </draw:line>
        <draw:line draw:style-name="gr26" draw:text-style-name="P16" draw:layer="layout" svg:x1="13.75cm" svg:y1="17.483cm" svg:x2="17.5cm" svg:y2="17.483cm">
          <text:p/>
        </draw:line>
        <draw:line draw:style-name="gr26" draw:text-style-name="P16" draw:layer="layout" svg:x1="18.75cm" svg:y1="17.483cm" svg:x2="19.5cm" svg:y2="17.483cm">
          <text:p/>
        </draw:line>
        <draw:line draw:style-name="gr26" draw:text-style-name="P16" draw:layer="layout" svg:x1="17.75cm" svg:y1="17.483cm" svg:x2="18.5cm" svg:y2="17.483cm">
          <text:p/>
        </draw:line>
        <draw:line draw:style-name="gr26" draw:text-style-name="P16" draw:layer="layout" svg:x1="13.75cm" svg:y1="17.983cm" svg:x2="17.5cm" svg:y2="17.983cm">
          <text:p/>
        </draw:line>
        <draw:line draw:style-name="gr26" draw:text-style-name="P16" draw:layer="layout" svg:x1="18.75cm" svg:y1="17.983cm" svg:x2="19.5cm" svg:y2="17.983cm">
          <text:p/>
        </draw:line>
        <draw:line draw:style-name="gr26" draw:text-style-name="P16" draw:layer="layout" svg:x1="17.75cm" svg:y1="17.983cm" svg:x2="18.5cm" svg:y2="17.983cm">
          <text:p/>
        </draw:line>
        <draw:line draw:style-name="gr26" draw:text-style-name="P16" draw:layer="layout" svg:x1="13.75cm" svg:y1="18.483cm" svg:x2="17.5cm" svg:y2="18.483cm">
          <text:p/>
        </draw:line>
        <draw:line draw:style-name="gr26" draw:text-style-name="P16" draw:layer="layout" svg:x1="18.75cm" svg:y1="18.483cm" svg:x2="19.5cm" svg:y2="18.483cm">
          <text:p/>
        </draw:line>
        <draw:line draw:style-name="gr26" draw:text-style-name="P16" draw:layer="layout" svg:x1="17.75cm" svg:y1="18.483cm" svg:x2="18.5cm" svg:y2="18.483cm">
          <text:p/>
        </draw:line>
        <draw:line draw:style-name="gr26" draw:text-style-name="P16" draw:layer="layout" svg:x1="13.75cm" svg:y1="18.983cm" svg:x2="17.5cm" svg:y2="18.983cm">
          <text:p/>
        </draw:line>
        <draw:line draw:style-name="gr26" draw:text-style-name="P16" draw:layer="layout" svg:x1="18.75cm" svg:y1="18.983cm" svg:x2="19.5cm" svg:y2="18.983cm">
          <text:p/>
        </draw:line>
        <draw:line draw:style-name="gr26" draw:text-style-name="P16" draw:layer="layout" svg:x1="17.75cm" svg:y1="18.983cm" svg:x2="18.5cm" svg:y2="18.983cm">
          <text:p/>
        </draw:line>
        <draw:line draw:style-name="gr26" draw:text-style-name="P16" draw:layer="layout" svg:x1="13.75cm" svg:y1="19.483cm" svg:x2="17.5cm" svg:y2="19.483cm">
          <text:p/>
        </draw:line>
        <draw:line draw:style-name="gr26" draw:text-style-name="P16" draw:layer="layout" svg:x1="18.75cm" svg:y1="19.483cm" svg:x2="19.5cm" svg:y2="19.483cm">
          <text:p/>
        </draw:line>
        <draw:line draw:style-name="gr26" draw:text-style-name="P16" draw:layer="layout" svg:x1="17.75cm" svg:y1="19.483cm" svg:x2="18.5cm" svg:y2="19.483cm">
          <text:p/>
        </draw:line>
        <draw:line draw:style-name="gr26" draw:text-style-name="P16" draw:layer="layout" svg:x1="13.75cm" svg:y1="19.983cm" svg:x2="17.5cm" svg:y2="19.983cm">
          <text:p/>
        </draw:line>
        <draw:line draw:style-name="gr26" draw:text-style-name="P16" draw:layer="layout" svg:x1="18.75cm" svg:y1="19.983cm" svg:x2="19.5cm" svg:y2="19.983cm">
          <text:p/>
        </draw:line>
        <draw:line draw:style-name="gr26" draw:text-style-name="P16" draw:layer="layout" svg:x1="17.75cm" svg:y1="19.983cm" svg:x2="18.5cm" svg:y2="19.983cm">
          <text:p/>
        </draw:line>
        <draw:custom-shape draw:style-name="gr36" draw:text-style-name="P1" draw:layer="layout" svg:width="6.25cm" svg:height="8.25cm" svg:x="13.5cm" svg:y="20.5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6" draw:layer="layout" svg:x1="13.75cm" svg:y1="21.983cm" svg:x2="17.5cm" svg:y2="21.983cm">
          <text:p/>
        </draw:line>
        <draw:line draw:style-name="gr26" draw:text-style-name="P16" draw:layer="layout" svg:x1="18.75cm" svg:y1="21.983cm" svg:x2="19.5cm" svg:y2="21.983cm">
          <text:p/>
        </draw:line>
        <draw:line draw:style-name="gr26" draw:text-style-name="P16" draw:layer="layout" svg:x1="17.75cm" svg:y1="21.983cm" svg:x2="18.5cm" svg:y2="21.983cm">
          <text:p/>
        </draw:line>
        <draw:line draw:style-name="gr26" draw:text-style-name="P16" draw:layer="layout" svg:x1="13.75cm" svg:y1="22.483cm" svg:x2="17.5cm" svg:y2="22.483cm">
          <text:p/>
        </draw:line>
        <draw:line draw:style-name="gr26" draw:text-style-name="P16" draw:layer="layout" svg:x1="18.75cm" svg:y1="22.483cm" svg:x2="19.5cm" svg:y2="22.483cm">
          <text:p/>
        </draw:line>
        <draw:line draw:style-name="gr26" draw:text-style-name="P16" draw:layer="layout" svg:x1="17.75cm" svg:y1="22.483cm" svg:x2="18.5cm" svg:y2="22.483cm">
          <text:p/>
        </draw:line>
        <draw:line draw:style-name="gr26" draw:text-style-name="P16" draw:layer="layout" svg:x1="13.75cm" svg:y1="22.983cm" svg:x2="17.5cm" svg:y2="22.983cm">
          <text:p/>
        </draw:line>
        <draw:line draw:style-name="gr26" draw:text-style-name="P16" draw:layer="layout" svg:x1="18.75cm" svg:y1="22.983cm" svg:x2="19.5cm" svg:y2="22.983cm">
          <text:p/>
        </draw:line>
        <draw:line draw:style-name="gr26" draw:text-style-name="P16" draw:layer="layout" svg:x1="17.75cm" svg:y1="22.983cm" svg:x2="18.5cm" svg:y2="22.983cm">
          <text:p/>
        </draw:line>
        <draw:line draw:style-name="gr26" draw:text-style-name="P16" draw:layer="layout" svg:x1="13.75cm" svg:y1="23.483cm" svg:x2="17.5cm" svg:y2="23.483cm">
          <text:p/>
        </draw:line>
        <draw:line draw:style-name="gr26" draw:text-style-name="P16" draw:layer="layout" svg:x1="18.75cm" svg:y1="23.483cm" svg:x2="19.5cm" svg:y2="23.483cm">
          <text:p/>
        </draw:line>
        <draw:line draw:style-name="gr26" draw:text-style-name="P16" draw:layer="layout" svg:x1="17.75cm" svg:y1="23.483cm" svg:x2="18.5cm" svg:y2="23.483cm">
          <text:p/>
        </draw:line>
        <draw:line draw:style-name="gr26" draw:text-style-name="P16" draw:layer="layout" svg:x1="13.75cm" svg:y1="23.983cm" svg:x2="17.5cm" svg:y2="23.983cm">
          <text:p/>
        </draw:line>
        <draw:line draw:style-name="gr26" draw:text-style-name="P16" draw:layer="layout" svg:x1="18.75cm" svg:y1="23.983cm" svg:x2="19.5cm" svg:y2="23.983cm">
          <text:p/>
        </draw:line>
        <draw:line draw:style-name="gr26" draw:text-style-name="P16" draw:layer="layout" svg:x1="17.75cm" svg:y1="23.983cm" svg:x2="18.5cm" svg:y2="23.983cm">
          <text:p/>
        </draw:line>
        <draw:line draw:style-name="gr26" draw:text-style-name="P16" draw:layer="layout" svg:x1="13.75cm" svg:y1="24.483cm" svg:x2="17.5cm" svg:y2="24.483cm">
          <text:p/>
        </draw:line>
        <draw:line draw:style-name="gr26" draw:text-style-name="P16" draw:layer="layout" svg:x1="18.75cm" svg:y1="24.483cm" svg:x2="19.5cm" svg:y2="24.483cm">
          <text:p/>
        </draw:line>
        <draw:line draw:style-name="gr26" draw:text-style-name="P16" draw:layer="layout" svg:x1="17.75cm" svg:y1="24.483cm" svg:x2="18.5cm" svg:y2="24.483cm">
          <text:p/>
        </draw:line>
        <draw:line draw:style-name="gr26" draw:text-style-name="P16" draw:layer="layout" svg:x1="13.75cm" svg:y1="24.983cm" svg:x2="17.5cm" svg:y2="24.983cm">
          <text:p/>
        </draw:line>
        <draw:line draw:style-name="gr26" draw:text-style-name="P16" draw:layer="layout" svg:x1="18.75cm" svg:y1="24.983cm" svg:x2="19.5cm" svg:y2="24.983cm">
          <text:p/>
        </draw:line>
        <draw:line draw:style-name="gr26" draw:text-style-name="P16" draw:layer="layout" svg:x1="17.75cm" svg:y1="24.983cm" svg:x2="18.5cm" svg:y2="24.983cm">
          <text:p/>
        </draw:line>
        <draw:line draw:style-name="gr26" draw:text-style-name="P16" draw:layer="layout" svg:x1="13.75cm" svg:y1="25.483cm" svg:x2="17.5cm" svg:y2="25.483cm">
          <text:p/>
        </draw:line>
        <draw:line draw:style-name="gr26" draw:text-style-name="P16" draw:layer="layout" svg:x1="18.75cm" svg:y1="25.483cm" svg:x2="19.5cm" svg:y2="25.483cm">
          <text:p/>
        </draw:line>
        <draw:line draw:style-name="gr26" draw:text-style-name="P16" draw:layer="layout" svg:x1="17.75cm" svg:y1="25.483cm" svg:x2="18.5cm" svg:y2="25.483cm">
          <text:p/>
        </draw:line>
        <draw:line draw:style-name="gr26" draw:text-style-name="P16" draw:layer="layout" svg:x1="13.75cm" svg:y1="25.983cm" svg:x2="17.5cm" svg:y2="25.983cm">
          <text:p/>
        </draw:line>
        <draw:line draw:style-name="gr26" draw:text-style-name="P16" draw:layer="layout" svg:x1="18.75cm" svg:y1="25.983cm" svg:x2="19.5cm" svg:y2="25.983cm">
          <text:p/>
        </draw:line>
        <draw:line draw:style-name="gr26" draw:text-style-name="P16" draw:layer="layout" svg:x1="17.75cm" svg:y1="25.983cm" svg:x2="18.5cm" svg:y2="25.983cm">
          <text:p/>
        </draw:line>
        <draw:line draw:style-name="gr26" draw:text-style-name="P16" draw:layer="layout" svg:x1="13.75cm" svg:y1="26.483cm" svg:x2="17.5cm" svg:y2="26.483cm">
          <text:p/>
        </draw:line>
        <draw:line draw:style-name="gr26" draw:text-style-name="P16" draw:layer="layout" svg:x1="18.75cm" svg:y1="26.483cm" svg:x2="19.5cm" svg:y2="26.483cm">
          <text:p/>
        </draw:line>
        <draw:line draw:style-name="gr26" draw:text-style-name="P16" draw:layer="layout" svg:x1="17.75cm" svg:y1="26.483cm" svg:x2="18.5cm" svg:y2="26.483cm">
          <text:p/>
        </draw:line>
        <draw:line draw:style-name="gr26" draw:text-style-name="P16" draw:layer="layout" svg:x1="13.75cm" svg:y1="26.983cm" svg:x2="17.5cm" svg:y2="26.983cm">
          <text:p/>
        </draw:line>
        <draw:line draw:style-name="gr26" draw:text-style-name="P16" draw:layer="layout" svg:x1="18.75cm" svg:y1="26.983cm" svg:x2="19.5cm" svg:y2="26.983cm">
          <text:p/>
        </draw:line>
        <draw:line draw:style-name="gr26" draw:text-style-name="P16" draw:layer="layout" svg:x1="17.75cm" svg:y1="26.983cm" svg:x2="18.5cm" svg:y2="26.983cm">
          <text:p/>
        </draw:line>
        <draw:line draw:style-name="gr26" draw:text-style-name="P16" draw:layer="layout" svg:x1="13.75cm" svg:y1="27.483cm" svg:x2="17.5cm" svg:y2="27.483cm">
          <text:p/>
        </draw:line>
        <draw:line draw:style-name="gr26" draw:text-style-name="P16" draw:layer="layout" svg:x1="18.75cm" svg:y1="27.483cm" svg:x2="19.5cm" svg:y2="27.483cm">
          <text:p/>
        </draw:line>
        <draw:line draw:style-name="gr26" draw:text-style-name="P16" draw:layer="layout" svg:x1="17.75cm" svg:y1="27.483cm" svg:x2="18.5cm" svg:y2="27.483cm">
          <text:p/>
        </draw:line>
        <draw:line draw:style-name="gr26" draw:text-style-name="P16" draw:layer="layout" svg:x1="13.75cm" svg:y1="27.983cm" svg:x2="17.5cm" svg:y2="27.983cm">
          <text:p/>
        </draw:line>
        <draw:line draw:style-name="gr26" draw:text-style-name="P16" draw:layer="layout" svg:x1="18.75cm" svg:y1="27.983cm" svg:x2="19.5cm" svg:y2="27.983cm">
          <text:p/>
        </draw:line>
        <draw:line draw:style-name="gr26" draw:text-style-name="P16" draw:layer="layout" svg:x1="17.75cm" svg:y1="27.983cm" svg:x2="18.5cm" svg:y2="27.983cm">
          <text:p/>
        </draw:line>
        <draw:line draw:style-name="gr26" draw:text-style-name="P16" draw:layer="layout" svg:x1="13.75cm" svg:y1="28.483cm" svg:x2="17.5cm" svg:y2="28.483cm">
          <text:p/>
        </draw:line>
        <draw:line draw:style-name="gr26" draw:text-style-name="P16" draw:layer="layout" svg:x1="18.75cm" svg:y1="28.483cm" svg:x2="19.5cm" svg:y2="28.483cm">
          <text:p/>
        </draw:line>
        <draw:line draw:style-name="gr26" draw:text-style-name="P16" draw:layer="layout" svg:x1="17.75cm" svg:y1="28.483cm" svg:x2="18.5cm" svg:y2="28.483cm">
          <text:p/>
        </draw:line>
        <draw:frame draw:style-name="gr5" draw:text-style-name="P3" draw:layer="layout" svg:width="3.5cm" svg:height="0.75cm" svg:x="13.5cm" svg:y="12cm">
          <draw:text-box>
            <text:p><text:span text:style-name="T1">Combat Skills</text:span></text:p>
          </draw:text-box>
        </draw:frame>
        <draw:frame draw:style-name="gr5" draw:text-style-name="P5" draw:layer="layout" svg:width="1.25cm" svg:height="0.75cm" svg:x="18.5cm" svg:y="12cm">
          <draw:text-box>
            <text:p text:style-name="P4"><text:span text:style-name="T9">Total</text:span></text:p>
          </draw:text-box>
        </draw:frame>
        <draw:frame draw:style-name="gr5" draw:text-style-name="P5" draw:layer="layout" svg:width="1.25cm" svg:height="0.75cm" svg:x="17.5cm" svg:y="20.5cm">
          <draw:text-box>
            <text:p text:style-name="P4"><text:span text:style-name="T9">Spec</text:span></text:p>
          </draw:text-box>
        </draw:frame>
        <draw:frame draw:style-name="gr5" draw:text-style-name="P3" draw:layer="layout" svg:width="3.5cm" svg:height="0.75cm" svg:x="13.5cm" svg:y="20.5cm">
          <draw:text-box>
            <text:p><text:span text:style-name="T1">Special Skills</text:span></text:p>
          </draw:text-box>
        </draw:frame>
        <draw:frame draw:style-name="gr5" draw:text-style-name="P5" draw:layer="layout" svg:width="1.25cm" svg:height="0.75cm" svg:x="18.5cm" svg:y="20.5cm">
          <draw:text-box>
            <text:p text:style-name="P4"><text:span text:style-name="T9">Total</text:span></text:p>
          </draw:text-box>
        </draw:frame>
        <draw:line draw:style-name="gr26" draw:text-style-name="P16" draw:layer="layout" svg:x1="13.75cm" svg:y1="13cm" svg:x2="17.5cm" svg:y2="13cm">
          <text:p/>
        </draw:line>
        <draw:line draw:style-name="gr26" draw:text-style-name="P16" draw:layer="layout" svg:x1="18.75cm" svg:y1="13cm" svg:x2="19.5cm" svg:y2="13cm">
          <text:p/>
        </draw:line>
        <draw:line draw:style-name="gr26" draw:text-style-name="P16" draw:layer="layout" svg:x1="17.75cm" svg:y1="13cm" svg:x2="18.5cm" svg:y2="13cm">
          <text:p/>
        </draw:line>
        <draw:line draw:style-name="gr26" draw:text-style-name="P16" draw:layer="layout" svg:x1="13.75cm" svg:y1="21.25cm" svg:x2="17.5cm" svg:y2="21.25cm">
          <text:p/>
        </draw:line>
        <draw:line draw:style-name="gr26" draw:text-style-name="P16" draw:layer="layout" svg:x1="18.75cm" svg:y1="21.25cm" svg:x2="19.5cm" svg:y2="21.25cm">
          <text:p/>
        </draw:line>
        <draw:line draw:style-name="gr26" draw:text-style-name="P16" draw:layer="layout" svg:x1="17.75cm" svg:y1="21.25cm" svg:x2="18.5cm" svg:y2="21.25cm">
          <text:p/>
        </draw:line>
        <draw:line draw:style-name="gr26" draw:text-style-name="P16" draw:layer="layout" svg:x1="7.5cm" svg:y1="13cm" svg:x2="11.25cm" svg:y2="13cm">
          <text:p/>
        </draw:line>
        <draw:line draw:style-name="gr26" draw:text-style-name="P16" draw:layer="layout" svg:x1="12.5cm" svg:y1="13cm" svg:x2="13.25cm" svg:y2="13cm">
          <text:p/>
        </draw:line>
        <draw:line draw:style-name="gr26" draw:text-style-name="P16" draw:layer="layout" svg:x1="11.5cm" svg:y1="13cm" svg:x2="12.25cm" svg:y2="13cm">
          <text:p/>
        </draw:line>
        <draw:line draw:style-name="gr26" draw:text-style-name="P19" draw:layer="layout" svg:x1="18.5cm" svg:y1="2.25cm" svg:x2="19.5cm" svg:y2="2.25cm">
          <text:p/>
        </draw:line>
        <draw:line draw:style-name="gr26" draw:text-style-name="P19" draw:layer="layout" svg:x1="17.25cm" svg:y1="2.25cm" svg:x2="18.25cm" svg:y2="2.25cm">
          <text:p/>
        </draw:line>
        <draw:frame draw:style-name="gr37" draw:text-style-name="P21" draw:layer="layout" svg:width="1.771cm" svg:height="0.489cm" svg:x="17.079cm" svg:y="0.908cm">
          <draw:text-box>
            <text:p text:style-name="P20"><text:span text:style-name="T10">Unspent</text:span></text:p>
          </draw:text-box>
        </draw:frame>
        <draw:frame draw:style-name="gr28" draw:text-style-name="P23" draw:layer="layout" svg:width="1.25cm" svg:height="0.489cm" svg:x="18.5cm" svg:y="0.9cm">
          <draw:text-box>
            <text:p text:style-name="P22"><text:span text:style-name="T2">Total</text:span></text:p>
          </draw:text-box>
        </draw:frame>
        <draw:line draw:style-name="gr26" draw:text-style-name="P19" draw:layer="layout" svg:x1="18.5cm" svg:y1="2.75cm" svg:x2="19.5cm" svg:y2="2.75cm">
          <text:p/>
        </draw:line>
        <draw:line draw:style-name="gr26" draw:text-style-name="P19" draw:layer="layout" svg:x1="17.25cm" svg:y1="2.75cm" svg:x2="18.25cm" svg:y2="2.75cm">
          <text:p/>
        </draw:line>
        <draw:line draw:style-name="gr26" draw:text-style-name="P19" draw:layer="layout" svg:x1="18.5cm" svg:y1="3.25cm" svg:x2="19.5cm" svg:y2="3.25cm">
          <text:p/>
        </draw:line>
        <draw:line draw:style-name="gr26" draw:text-style-name="P19" draw:layer="layout" svg:x1="17.25cm" svg:y1="3.25cm" svg:x2="18.25cm" svg:y2="3.25cm">
          <text:p/>
        </draw:line>
        <draw:line draw:style-name="gr26" draw:text-style-name="P19" draw:layer="layout" svg:x1="18.5cm" svg:y1="3.75cm" svg:x2="19.5cm" svg:y2="3.75cm">
          <text:p/>
        </draw:line>
        <draw:line draw:style-name="gr26" draw:text-style-name="P19" draw:layer="layout" svg:x1="17.25cm" svg:y1="3.75cm" svg:x2="18.25cm" svg:y2="3.75cm">
          <text:p/>
        </draw:line>
        <draw:frame draw:style-name="gr8" draw:text-style-name="P5" draw:layer="layout" svg:width="1.771cm" svg:height="0.569cm" svg:x="15.75cm" svg:y="1.35cm">
          <draw:text-box>
            <text:p text:style-name="P4"><text:span text:style-name="T9">Main</text:span></text:p>
          </draw:text-box>
        </draw:frame>
        <draw:frame draw:style-name="gr8" draw:text-style-name="P5" draw:layer="layout" svg:width="1.771cm" svg:height="0.569cm" svg:x="15.75cm" svg:y="1.85cm">
          <draw:text-box>
            <text:p text:style-name="P4"><text:span text:style-name="T9">Primary</text:span></text:p>
          </draw:text-box>
        </draw:frame>
        <draw:frame draw:style-name="gr8" draw:text-style-name="P5" draw:layer="layout" svg:width="1.771cm" svg:height="0.569cm" svg:x="15.75cm" svg:y="2.35cm">
          <draw:text-box>
            <text:p text:style-name="P4"><text:span text:style-name="T9">Hard</text:span></text:p>
          </draw:text-box>
        </draw:frame>
        <draw:frame draw:style-name="gr8" draw:text-style-name="P5" draw:layer="layout" svg:width="1.771cm" svg:height="0.569cm" svg:x="15.75cm" svg:y="2.85cm">
          <draw:text-box>
            <text:p text:style-name="P4"><text:span text:style-name="T9">Normal</text:span></text:p>
          </draw:text-box>
        </draw:frame>
        <draw:frame draw:style-name="gr28" draw:text-style-name="P5" draw:layer="layout" svg:width="1.771cm" svg:height="0.569cm" svg:x="15.75cm" svg:y="3.35cm">
          <draw:text-box>
            <text:p text:style-name="P4"><text:span text:style-name="T9">Easy</text:span></text:p>
          </draw:text-box>
        </draw:frame>
        <draw:line draw:style-name="gr26" draw:text-style-name="P19" draw:layer="layout" svg:x1="18.5cm" svg:y1="1.75cm" svg:x2="19.5cm" svg:y2="1.75cm">
          <text:p/>
        </draw:line>
        <draw:line draw:style-name="gr26" draw:text-style-name="P19" draw:layer="layout" svg:x1="17.25cm" svg:y1="1.75cm" svg:x2="18.25cm" svg:y2="1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09:55:02.928086597</meta:creation-date>
    <meta:editing-duration>PT1H15M27S</meta:editing-duration>
    <meta:editing-cycles>10</meta:editing-cycles>
    <meta:generator>LibreOffice/24.2.3.2$MacOSX_AARCH64 LibreOffice_project/433d9c2ded56988e8a90e6b2e771ee4e6a5ab2ba</meta:generator>
    <dc:date>2024-05-06T12:03:17.124011492</dc:date>
    <meta:print-date>2024-05-06T11:45:40.635733157</meta:print-date>
    <meta:printed-by>PDF files</meta:printed-by>
    <meta:document-statistic meta:object-count="385"/>
  </office:meta>
</office:document-meta>
</file>